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Inconsolata" svg:font-family="Inconsolata" style:font-pitch="fixed"/>
    <style:font-face style:name="DejaVu Sans1" svg:font-family="'DejaVu Sans'" style:font-pitch="variable"/>
    <style:font-face style:name="Inconsolata1" svg:font-family="Inconsolata" style:font-pitch="variable"/>
    <style:font-face style:name="Roboto Condensed" svg:font-family="'Roboto Condensed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514cm" fo:min-width="7.357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4cm" fo:min-width="7.357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246cm" fo:min-width="7.346cm" fo:padding-top="0.139cm" fo:padding-bottom="0.139cm" fo:padding-left="0.264cm" fo:padding-right="0.264cm"/>
    </style:style>
    <style:style style:name="gr4" style:family="graphic" style:parent-style-name="standard">
      <style:graphic-properties draw:stroke="none" draw:stroke-dash="Ultrafine_20_Dashed" draw:fill="none" draw:textarea-horizontal-align="justify" draw:textarea-vertical-align="middle" draw:auto-grow-height="false" fo:min-height="0.131cm" fo:min-width="7.1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Roboto Condensed" fo:font-size="15pt" fo:font-weight="bold" style:font-size-asian="15pt" style:font-weight-asian="bold" style:font-size-complex="15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style:font-name="Inconsolata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Roboto Condensed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12pt" fo:font-style="italic" fo:text-shadow="none" style:text-underline-style="none" fo:font-weight="bold" style:letter-kerning="true" style:font-name-asian="Droid Sans Fallback" style:font-size-asian="12pt" style:font-style-asian="italic" style:font-weight-asian="bold" style:font-name-complex="Droid Sans Devanagari" style:font-size-complex="12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Inconsolat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Roboto Condensed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style:font-name="Inconsolata" fo:font-size="12pt" style:font-size-asian="12pt" style:font-size-complex="12pt"/>
    </style:style>
    <style:style style:name="T6" style:family="text">
      <style:text-properties style:font-name="Inconsolata"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style:font-name="Inconsolata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885cm" svg:height="0.792cm" svg:x="0.116cm" svg:y="0.197cm">
          <text:p text:style-name="P1"><text:span text:style-name="T1">Rul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885cm" svg:height="1.678cm" svg:x="0.116cm" svg:y="0.989cm">
          <text:p text:style-name="P3"><text:span text:style-name="T2">id: </text:span><text:span text:style-name="T3">integer</text:span></text:p>
          <text:p text:style-name="P3"><text:span text:style-name="T4">condition</text:span><text:span text:style-name="T5">:</text:span><text:span text:style-name="T6">configuration</text:span></text:p>
          <text:p text:style-name="P3"><text:span text:style-name="T4">action</text:span><text:span text:style-name="T5">:set of action string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874cm" svg:height="1.524cm" svg:x="0.127cm" svg:y="2.667cm">
          <text:p text:style-name="P3"><text:span text:style-name="T7">modifyId()</text:span></text:p>
          <text:p text:style-name="P3"><text:span text:style-name="T7">modifyCondition()</text:span></text:p>
          <text:p text:style-name="P3"><text:span text:style-name="T7">modifyAction(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62cm" svg:height="0.381cm" svg:x="0.381cm" svg:y="1.23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Inconsolata" svg:font-family="Inconsolata" style:font-pitch="fixed"/>
    <style:font-face style:name="DejaVu Sans1" svg:font-family="'DejaVu Sans'" style:font-pitch="variable"/>
    <style:font-face style:name="Inconsolata1" svg:font-family="Inconsolata" style:font-pitch="variable"/>
    <style:font-face style:name="Roboto Condensed" svg:font-family="'Roboto Condensed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.128cm" fo:page-height="4.3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27T12:32:43.832329153</meta:creation-date>
    <dc:date>2019-12-03T12:48:26.758065052</dc:date>
    <meta:editing-duration>PT5H5M50S</meta:editing-duration>
    <meta:editing-cycles>38</meta:editing-cycles>
    <meta:generator>LibreOffice/6.3.3.2.0$Linux_X86_64 LibreOffice_project/30$Build-2</meta:generator>
    <meta:document-statistic meta:object-count="4"/>
  </office:meta>
</office:document-meta>
</file>